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opacity="40%" draw:textarea-horizontal-align="justify" draw:textarea-vertical-align="middle" draw:auto-grow-height="false" fo:min-height="0.965cm" fo:min-width="13.544cm" draw:shadow-opacity="40%"/>
    </style:style>
    <style:style style:name="gr2" style:family="graphic" style:parent-style-name="standard">
      <style:graphic-properties draw:fill="solid" draw:fill-color="#e6e6ff" draw:textarea-horizontal-align="center" draw:textarea-vertical-align="top" draw:auto-grow-height="false" fo:min-height="5.213cm" fo:min-width="20.431cm"/>
    </style:style>
    <style:style style:name="gr3" style:family="graphic" style:parent-style-name="standard">
      <style:graphic-properties draw:fill="solid" draw:fill-color="#e6e6ff" draw:textarea-horizontal-align="center" draw:textarea-vertical-align="top" draw:auto-grow-height="false" fo:min-height="7.997cm" fo:min-width="20.701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83cm" fo:min-width="1.745cm"/>
    </style:style>
    <style:style style:name="gr5" style:family="graphic" style:parent-style-name="standard">
      <style:graphic-properties draw:textarea-horizontal-align="justify" draw:textarea-vertical-align="middle" draw:auto-grow-height="false" fo:min-height="0.585cm" fo:min-width="1.542cm"/>
    </style:style>
    <style:style style:name="gr6" style:family="graphic" style:parent-style-name="standard">
      <style:graphic-properties draw:textarea-horizontal-align="justify" draw:textarea-vertical-align="middle" draw:auto-grow-height="false" fo:min-height="0.585cm" fo:min-width="1.893cm"/>
    </style:style>
    <style:style style:name="gr7" style:family="graphic" style:parent-style-name="standard">
      <style:graphic-properties draw:textarea-horizontal-align="justify" draw:textarea-vertical-align="middle" draw:auto-grow-height="false" fo:min-height="0.585cm" fo:min-width="2.053cm"/>
    </style:style>
    <style:style style:name="gr8" style:family="graphic" style:parent-style-name="standard">
      <style:graphic-properties draw:textarea-horizontal-align="justify" draw:textarea-vertical-align="middle" draw:auto-grow-height="false" fo:min-height="0.585cm" fo:min-width="2.155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0.585cm" fo:min-width="1.338cm"/>
    </style:style>
    <style:style style:name="gr10" style:family="graphic" style:parent-style-name="standard">
      <style:graphic-properties draw:textarea-horizontal-align="justify" draw:textarea-vertical-align="middle" draw:auto-grow-height="false" fo:min-height="0.585cm" fo:min-width="1.338cm"/>
    </style:style>
    <style:style style:name="gr11" style:family="graphic" style:parent-style-name="standard">
      <style:graphic-properties draw:textarea-horizontal-align="justify" draw:textarea-vertical-align="middle" draw:auto-grow-height="false" fo:min-height="0.585cm" fo:min-width="1.725cm"/>
    </style:style>
    <style:style style:name="gr12" style:family="graphic" style:parent-style-name="standard">
      <style:graphic-properties draw:textarea-horizontal-align="justify" draw:textarea-vertical-align="middle" draw:auto-grow-height="false" fo:min-height="0.585cm" fo:min-width="1.95cm"/>
    </style:style>
    <style:style style:name="gr13" style:family="graphic" style:parent-style-name="standard">
      <style:graphic-properties draw:textarea-horizontal-align="justify" draw:textarea-vertical-align="middle" draw:auto-grow-height="false" fo:min-height="0.585cm" fo:min-width="0.828cm"/>
    </style:style>
    <style:style style:name="gr14" style:family="graphic" style:parent-style-name="standard">
      <style:graphic-properties draw:textarea-horizontal-align="justify" draw:textarea-vertical-align="middle" draw:auto-grow-height="false" fo:min-height="0.585cm" fo:min-width="1.546cm"/>
    </style:style>
    <style:style style:name="gr15" style:family="graphic" style:parent-style-name="standard">
      <style:graphic-properties draw:textarea-horizontal-align="justify" draw:textarea-vertical-align="middle" draw:auto-grow-height="false" fo:min-height="0.585cm" fo:min-width="2.031cm"/>
    </style:style>
    <style:style style:name="gr16" style:family="graphic" style:parent-style-name="standard">
      <style:graphic-properties draw:textarea-horizontal-align="justify" draw:textarea-vertical-align="middle" draw:auto-grow-height="false" fo:min-height="0.585cm" fo:min-width="1.828cm"/>
    </style:style>
    <style:style style:name="gr17" style:family="graphic" style:parent-style-name="standard">
      <style:graphic-properties draw:textarea-horizontal-align="justify" draw:textarea-vertical-align="middle" draw:auto-grow-height="false" fo:min-height="0.585cm" fo:min-width="2.338cm"/>
    </style:style>
    <style:style style:name="gr18" style:family="graphic" style:parent-style-name="standard">
      <style:graphic-properties draw:textarea-horizontal-align="justify" draw:textarea-vertical-align="middle" draw:auto-grow-height="false" fo:min-height="0.585cm" fo:min-width="0.806cm"/>
    </style:style>
    <style:style style:name="gr19" style:family="graphic" style:parent-style-name="standard">
      <style:graphic-properties draw:textarea-horizontal-align="justify" draw:textarea-vertical-align="middle" draw:auto-grow-height="false" fo:min-height="0.585cm" fo:min-width="1.317cm"/>
    </style:style>
    <style:style style:name="gr20" style:family="graphic" style:parent-style-name="standard">
      <style:graphic-properties draw:textarea-horizontal-align="justify" draw:textarea-vertical-align="middle" draw:auto-grow-height="false" fo:min-height="0.585cm" fo:min-width="1.608cm"/>
    </style:style>
    <style:style style:name="gr21" style:family="graphic" style:parent-style-name="standard">
      <style:graphic-properties draw:textarea-horizontal-align="justify" draw:textarea-vertical-align="middle" draw:auto-grow-height="false" fo:min-height="0.585cm" fo:min-width="1.01cm"/>
    </style:style>
    <style:style style:name="gr22" style:family="graphic" style:parent-style-name="standard">
      <style:graphic-properties draw:textarea-horizontal-align="justify" draw:textarea-vertical-align="middle" draw:auto-grow-height="false" fo:min-height="0.585cm" fo:min-width="0.547cm"/>
    </style:style>
    <style:style style:name="gr23" style:family="graphic" style:parent-style-name="standard">
      <style:graphic-properties draw:textarea-horizontal-align="justify" draw:textarea-vertical-align="middle" draw:auto-grow-height="false" fo:min-height="0.585cm" fo:min-width="2.133cm"/>
    </style:style>
    <style:style style:name="gr24" style:family="graphic" style:parent-style-name="standard">
      <style:graphic-properties draw:textarea-horizontal-align="justify" draw:textarea-vertical-align="middle" draw:auto-grow-height="false" fo:min-height="0.585cm" fo:min-width="4.074cm"/>
    </style:style>
    <style:style style:name="gr25" style:family="graphic" style:parent-style-name="standard">
      <style:graphic-properties draw:textarea-horizontal-align="justify" draw:textarea-vertical-align="middle" draw:auto-grow-height="false" fo:min-height="0.585cm" fo:min-width="1.44cm"/>
    </style:style>
    <style:style style:name="gr26" style:family="graphic" style:parent-style-name="standard">
      <style:graphic-properties draw:textarea-horizontal-align="justify" draw:textarea-vertical-align="middle" draw:auto-grow-height="false" fo:min-height="0.585cm" fo:min-width="2.088cm"/>
    </style:style>
    <style:style style:name="gr27" style:family="graphic" style:parent-style-name="standard">
      <style:graphic-properties draw:textarea-horizontal-align="justify" draw:textarea-vertical-align="middle" draw:auto-grow-height="false" fo:min-height="0.585cm" fo:min-width="2.639cm"/>
    </style:style>
    <style:style style:name="gr28" style:family="graphic" style:parent-style-name="standard">
      <style:graphic-properties draw:textarea-horizontal-align="justify" draw:textarea-vertical-align="middle" draw:auto-grow-height="false" fo:min-height="0.585cm" fo:min-width="1.747cm"/>
    </style:style>
    <style:style style:name="gr29" style:family="graphic" style:parent-style-name="standard">
      <style:graphic-properties draw:textarea-horizontal-align="justify" draw:textarea-vertical-align="middle" draw:auto-grow-height="false" fo:min-height="0.585cm" fo:min-width="1.849cm"/>
    </style:style>
    <style:style style:name="gr30" style:family="graphic" style:parent-style-name="standard">
      <style:graphic-properties draw:textarea-horizontal-align="justify" draw:textarea-vertical-align="middle" draw:auto-grow-height="false" fo:min-height="0.585cm" fo:min-width="2.359cm"/>
    </style:style>
    <style:style style:name="gr31" style:family="graphic" style:parent-style-name="standard">
      <style:graphic-properties draw:textarea-horizontal-align="justify" draw:textarea-vertical-align="middle" draw:auto-grow-height="false" fo:min-height="0.585cm" fo:min-width="3.993cm"/>
    </style:style>
    <style:style style:name="gr32" style:family="graphic" style:parent-style-name="standard">
      <style:graphic-properties draw:textarea-horizontal-align="justify" draw:textarea-vertical-align="middle" draw:auto-grow-height="false" fo:min-height="0.585cm" fo:min-width="2.087cm"/>
    </style:style>
    <style:style style:name="gr33" style:family="graphic" style:parent-style-name="standard">
      <style:graphic-properties draw:textarea-horizontal-align="justify" draw:textarea-vertical-align="middle" draw:auto-grow-height="false" fo:min-height="0.585cm" fo:min-width="2.468cm"/>
    </style:style>
    <style:style style:name="gr34" style:family="graphic" style:parent-style-name="standard">
      <style:graphic-properties draw:textarea-horizontal-align="justify" draw:textarea-vertical-align="middle" draw:auto-grow-height="false" fo:min-height="0.585cm" fo:min-width="1.152cm"/>
    </style:style>
    <style:style style:name="gr35" style:family="graphic" style:parent-style-name="standard">
      <style:graphic-properties draw:textarea-horizontal-align="justify" draw:textarea-vertical-align="middle" draw:auto-grow-height="false" fo:min-height="0.585cm" fo:min-width="3.38cm"/>
    </style:style>
    <style:style style:name="gr36" style:family="graphic" style:parent-style-name="standard">
      <style:graphic-properties draw:textarea-horizontal-align="justify" draw:textarea-vertical-align="middle" draw:auto-grow-height="false" fo:min-height="0.585cm" fo:min-width="2.869cm"/>
    </style:style>
    <style:style style:name="gr37" style:family="graphic" style:parent-style-name="standard">
      <style:graphic-properties draw:textarea-horizontal-align="justify" draw:textarea-vertical-align="middle" draw:auto-grow-height="false" fo:min-height="0.585cm" fo:min-width="4.504cm"/>
    </style:style>
    <style:style style:name="gr38" style:family="graphic" style:parent-style-name="standard">
      <style:graphic-properties draw:textarea-horizontal-align="justify" draw:textarea-vertical-align="middle" draw:auto-grow-height="false" fo:min-height="0.585cm" fo:min-width="3.891cm"/>
    </style:style>
    <style:style style:name="gr39" style:family="graphic" style:parent-style-name="standard">
      <style:graphic-properties draw:textarea-horizontal-align="justify" draw:textarea-vertical-align="middle" draw:auto-grow-height="false" fo:min-height="0.585cm" fo:min-width="2.541cm"/>
    </style:style>
    <style:style style:name="gr40" style:family="graphic" style:parent-style-name="standard">
      <style:graphic-properties draw:textarea-horizontal-align="justify" draw:textarea-vertical-align="middle" draw:auto-grow-height="false" fo:min-height="0.585cm" fo:min-width="1.645cm"/>
    </style:style>
    <style:style style:name="gr41" style:family="graphic" style:parent-style-name="standard">
      <style:graphic-properties draw:textarea-horizontal-align="justify" draw:textarea-vertical-align="middle" draw:auto-grow-height="false" fo:min-height="0.585cm" fo:min-width="0.787cm"/>
    </style:style>
    <style:style style:name="gr42" style:family="graphic" style:parent-style-name="standard">
      <style:graphic-properties draw:textarea-horizontal-align="justify" draw:textarea-vertical-align="middle" draw:auto-grow-height="false" fo:min-height="0.585cm" fo:min-width="2.44cm"/>
    </style:style>
    <style:style style:name="gr43" style:family="graphic" style:parent-style-name="standard">
      <style:graphic-properties draw:textarea-horizontal-align="justify" draw:textarea-vertical-align="middle" draw:auto-grow-height="false" fo:min-height="0.585cm" fo:min-width="2.972cm"/>
    </style:style>
    <style:style style:name="gr44" style:family="graphic" style:parent-style-name="standard">
      <style:graphic-properties draw:textarea-horizontal-align="justify" draw:textarea-vertical-align="middle" draw:auto-grow-height="false" fo:min-height="0.585cm" fo:min-width="3.687cm"/>
    </style:style>
    <style:style style:name="gr45" style:family="graphic" style:parent-style-name="standard">
      <style:graphic-properties draw:textarea-horizontal-align="justify" draw:textarea-vertical-align="middle" draw:auto-grow-height="false" fo:min-height="0.585cm" fo:min-width="1.689cm"/>
    </style:style>
    <style:style style:name="gr46" style:family="graphic" style:parent-style-name="standard">
      <style:graphic-properties draw:textarea-horizontal-align="justify" draw:textarea-vertical-align="middle" draw:auto-grow-height="false" fo:min-height="0.585cm" fo:min-width="3.483cm"/>
    </style:style>
    <style:style style:name="gr47" style:family="graphic" style:parent-style-name="standard">
      <style:graphic-properties draw:textarea-horizontal-align="justify" draw:textarea-vertical-align="middle" draw:auto-grow-height="false" fo:min-height="0.585cm" fo:min-width="2.512cm"/>
    </style:style>
    <style:style style:name="gr48" style:family="graphic" style:parent-style-name="standard">
      <style:graphic-properties draw:textarea-horizontal-align="justify" draw:textarea-vertical-align="middle" draw:auto-grow-height="false" fo:min-height="0.585cm" fo:min-width="0.521cm"/>
    </style:style>
    <style:style style:name="gr49" style:family="graphic" style:parent-style-name="standard">
      <style:graphic-properties draw:textarea-horizontal-align="justify" draw:textarea-vertical-align="middle" draw:auto-grow-height="false" fo:min-height="0.585cm" fo:min-width="1.984cm"/>
    </style:style>
    <style:style style:name="gr50" style:family="graphic" style:parent-style-name="standard">
      <style:graphic-properties draw:textarea-horizontal-align="justify" draw:textarea-vertical-align="middle" draw:auto-grow-height="false" fo:min-height="0.585cm" fo:min-width="1.031cm"/>
    </style:style>
    <style:style style:name="gr51" style:family="graphic" style:parent-style-name="standard">
      <style:graphic-properties draw:textarea-horizontal-align="justify" draw:textarea-vertical-align="middle" draw:auto-grow-height="false" fo:min-height="0.585cm" fo:min-width="2.564cm"/>
    </style:style>
    <style:style style:name="gr52" style:family="graphic" style:parent-style-name="standard">
      <style:graphic-properties draw:textarea-horizontal-align="justify" draw:textarea-vertical-align="middle" draw:auto-grow-height="false" fo:min-height="0.585cm" fo:min-width="2.768cm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 fo:min-height="0.584cm" fo:min-width="1.338cm"/>
    </style:style>
    <style:style style:name="gr54" style:family="graphic" style:parent-style-name="standard">
      <style:graphic-properties draw:fill-color="#ffff99" draw:textarea-horizontal-align="justify" draw:textarea-vertical-align="middle" draw:auto-grow-height="false" fo:min-height="0.584cm" fo:min-width="2.768cm"/>
    </style:style>
    <style:style style:name="gr55" style:family="graphic" style:parent-style-name="standard">
      <style:graphic-properties draw:fill-color="#ffff99" draw:textarea-horizontal-align="justify" draw:textarea-vertical-align="middle" draw:auto-grow-height="false" fo:min-height="0.584cm" fo:min-width="1.95cm"/>
    </style:style>
    <style:style style:name="P1" style:family="paragraph">
      <loext:graphic-properties draw:fill-color="#ffffcc" draw:opacity="40%"/>
      <style:paragraph-properties fo:text-align="center"/>
    </style:style>
    <style:style style:name="P2" style:family="paragraph">
      <loext:graphic-properties draw:fill="solid" draw:fill-color="#e6e6ff"/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="solid" draw:fill-color="#e6e6ff"/>
      <style:paragraph-properties fo:margin-left="0cm" fo:margin-right="0cm" fo:text-align="start" fo:text-indent="0cm"/>
      <style:text-properties fo:font-size="18.5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align="start" fo:text-indent="0cm"/>
      <style:text-properties fo:font-size="14.5pt" fo:font-weight="bold" style:font-weight-asian="bold" style:font-weight-complex="bold"/>
    </style:style>
    <style:style style:name="P5" style:family="paragraph">
      <loext:graphic-properties draw:fill="none"/>
      <style:paragraph-properties fo:margin-left="0cm" fo:margin-right="0cm" fo:text-align="start" fo:text-indent="0cm"/>
      <style:text-properties fo:font-size="14.5pt" fo:font-style="italic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4.5pt"/>
    </style:style>
    <style:style style:name="P7" style:family="paragraph">
      <style:paragraph-properties fo:margin-left="0cm" fo:margin-right="0cm" fo:text-align="center" fo:text-indent="0cm"/>
      <style:text-properties fo:font-size="14.5pt" style:font-size-asian="18pt" style:font-size-complex="18pt"/>
    </style:style>
    <style:style style:name="P8" style:family="paragraph">
      <loext:graphic-properties draw:fill-color="#dee6ef"/>
      <style:paragraph-properties fo:margin-left="0cm" fo:margin-right="0cm" fo:text-align="center" fo:text-indent="0cm"/>
      <style:text-properties fo:font-size="14.5pt" style:font-size-asian="18pt" style:font-size-complex="18pt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14.5pt" fo:font-style="italic" style:font-size-asian="18pt" style:font-size-complex="18pt"/>
    </style:style>
    <style:style style:name="P10" style:family="paragraph">
      <style:paragraph-properties fo:margin-left="0cm" fo:margin-right="0cm" fo:text-align="start" fo:text-indent="0cm"/>
      <style:text-properties fo:font-size="14.5pt"/>
    </style:style>
    <style:style style:name="P11" style:family="paragraph">
      <loext:graphic-properties draw:fill="none"/>
      <style:paragraph-properties fo:margin-left="0cm" fo:margin-right="0cm" fo:text-align="start" fo:text-indent="0cm"/>
      <style:text-properties fo:font-size="14.5pt" fo:font-style="italic" style:font-size-asian="18pt" style:font-size-complex="18pt"/>
    </style:style>
    <style:style style:name="P12" style:family="paragraph">
      <loext:graphic-properties draw:fill-color="#ffff99"/>
      <style:paragraph-properties fo:margin-left="0cm" fo:margin-right="0cm" fo:text-align="center" fo:text-indent="0cm"/>
      <style:text-properties fo:font-size="14.5pt" style:font-size-asian="18pt" style:font-size-complex="18pt"/>
    </style:style>
    <style:style style:name="T1" style:family="text">
      <style:text-properties fo:font-size="14pt" fo:font-style="italic" style:font-size-asian="18pt" style:font-size-complex="18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044cm" svg:height="1.215cm" svg:x="1.001cm" svg:y="20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931cm" svg:height="5.463cm" svg:x="1.001cm" svg:y="14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1.201cm" svg:height="8.247cm" svg:x="1.001cm" svg:y="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245cm" svg:height="0.833cm" svg:x="1.001cm" svg:y="2.133cm">
          <text:p text:style-name="P4"><text:span text:style-name="T1">Cor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42cm" svg:height="0.835cm" svg:x="3.245cm" svg:y="2.133cm">
          <text:p text:style-name="P6"><text:span text:style-name="T2">M</text:span><text:span text:style-name="T2">a</text:span><text:span text:style-name="T2">v</text:span><text:span text:style-name="T2">e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393cm" svg:height="0.835cm" svg:x="5.492cm" svg:y="2.133cm">
          <text:p text:style-name="P6"><text:span text:style-name="T2">Core </text:span><text:span text:style-name="T2">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53cm" svg:height="0.835cm" svg:x="8.147cm" svg:y="2.133cm">
          <text:p text:style-name="P6"><text:span text:style-name="T2">Reso</text:span><text:span text:style-name="T2">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53cm" svg:height="0.835cm" svg:x="10.904cm" svg:y="2.133cm">
          <text:p text:style-name="P6"><text:span text:style-name="T2">A</text:span><text:span text:style-name="T2">n</text:span><text:span text:style-name="T2">t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245cm" svg:height="0.833cm" svg:x="1.001cm" svg:y="11.72cm">
          <text:p text:style-name="P4"><text:span text:style-name="T1">Doxia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42cm" svg:height="0.835cm" svg:x="3.045cm" svg:y="11.72cm">
          <text:p text:style-name="P6"><text:span text:style-name="T2">Dox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655cm" svg:height="0.835cm" svg:x="5.292cm" svg:y="11.72cm">
          <text:p text:style-name="P6"><text:span text:style-name="T2">Site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838cm" svg:height="0.835cm" svg:x="8.151cm" svg:y="11.72cm">
          <text:p text:style-name="P6"><text:span text:style-name="T2">S</text:span><text:span text:style-name="T2">i</text:span><text:span text:style-name="T2">t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2.245cm" svg:height="0.833cm" svg:x="10.189cm" svg:y="11.72cm">
          <text:p text:style-name="P6"><text:span text:style-name="T1">Tool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53cm" svg:height="0.835cm" svg:x="12.232cm" svg:y="11.72cm">
          <text:p text:style-name="P6"><text:span text:style-name="T2">Conver</text:span><text:span text:style-name="T2">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53cm" svg:height="0.835cm" svg:x="14.989cm" svg:y="11.72cm">
          <text:p text:style-name="P6"><text:span text:style-name="T2">Link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245cm" svg:height="0.833cm" svg:x="1.001cm" svg:y="12.751cm">
          <text:p text:style-name="P4"><text:span text:style-name="T1">M</text:span><text:span text:style-name="T1">i</text:span><text:span text:style-name="T1">s</text:span><text:span text:style-name="T1">c</text:span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245cm" svg:height="0.833cm" svg:x="1.001cm" svg:y="3.267cm">
          <text:p text:style-name="P4"><text:span text:style-name="T1">Plugi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245cm" svg:height="0.833cm" svg:x="1.001cm" svg:y="4.195cm">
          <text:p text:style-name="P10"><text:span text:style-name="T1">- Cor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245cm" svg:height="0.833cm" svg:x="1.001cm" svg:y="5.225cm">
          <text:p text:style-name="P10"><text:span text:style-name="T1">- Packaging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245cm" svg:height="0.833cm" svg:x="0.997cm" svg:y="6.256cm">
          <text:p text:style-name="P10"><text:span text:style-name="T1">- </text:span><text:span text:style-name="T1">R</text:span><text:span text:style-name="T1">e</text:span><text:span text:style-name="T1">p</text:span><text:span text:style-name="T1">o</text:span><text:span text:style-name="T1">rt</text:span><text:span text:style-name="T1">i</text:span><text:span text:style-name="T1">n</text:span><text:span text:style-name="T1">g</text:span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245cm" svg:height="0.833cm" svg:x="0.996cm" svg:y="8.318cm">
          <text:p text:style-name="P10"><text:span text:style-name="T1">-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3.041cm" svg:y="4.195cm">
          <text:p text:style-name="P6"><text:span text:style-name="T2">c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225cm" svg:height="0.835cm" svg:x="5.105cm" svg:y="4.195cm">
          <text:p text:style-name="P6"><text:span text:style-name="T2">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7.535cm" svg:y="4.195cm">
          <text:p text:style-name="P6"><text:span text:style-name="T2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9.577cm" svg:y="4.195cm">
          <text:p text:style-name="P6"><text:span text:style-name="T2">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45cm" svg:height="0.835cm" svg:x="11.619cm" svg:y="4.195cm">
          <text:p text:style-name="P6"><text:span text:style-name="T2">re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4.274cm" svg:y="4.195cm">
          <text:p text:style-name="P6"><text:span text:style-name="T2">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046cm" svg:height="0.835cm" svg:x="15.802cm" svg:y="4.195cm">
          <text:p text:style-name="P6"><text:span text:style-name="T2">suref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8.052cm" svg:y="4.195cm">
          <text:p text:style-name="P6"><text:span text:style-name="T2">ver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4.266cm" svg:y="5.226cm">
          <text:p text:style-name="P6"><text:span text:style-name="T2">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5.799cm" svg:y="5.226cm">
          <text:p text:style-name="P6"><text:span text:style-name="T2">ej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7.33cm" svg:y="5.226cm">
          <text:p text:style-name="P6"><text:span text:style-name="T2">j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8.861cm" svg:y="5.226cm">
          <text:p text:style-name="P6"><text:span text:style-name="T2">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0.394cm" svg:y="5.226cm">
          <text:p text:style-name="P6"><text:span text:style-name="T2">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1.925cm" svg:y="5.226cm">
          <text:p text:style-name="P6"><text:span text:style-name="T2">a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3.457cm" svg:y="5.226cm">
          <text:p text:style-name="P6"><text:span text:style-name="T2">sh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5.5cm" svg:y="5.226cm">
          <text:p text:style-name="P6"><text:span text:style-name="T2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7.541cm" svg:y="5.226cm">
          <text:p text:style-name="P6"><text:span text:style-name="T2">j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9.073cm" svg:y="5.226cm">
          <text:p text:style-name="P6"><text:span text:style-name="T2">j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531cm" svg:height="0.835cm" svg:x="4.083cm" svg:y="6.256cm">
          <text:p text:style-name="P6"><text:span text:style-name="T2">change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.328cm" svg:height="0.835cm" svg:x="6.841cm" svg:y="6.256cm">
          <text:p text:style-name="P6"><text:span text:style-name="T2">chan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838cm" svg:height="0.835cm" svg:x="9.394cm" svg:y="6.256cm">
          <text:p text:style-name="P6"><text:span text:style-name="T2">checksty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306cm" svg:height="0.835cm" svg:x="12.458cm" svg:y="6.256cm">
          <text:p text:style-name="P6"><text:span text:style-name="T2">do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.817cm" svg:height="0.835cm" svg:x="13.989cm" svg:y="6.256cm">
          <text:p text:style-name="P6"><text:span text:style-name="T2">doc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2.108cm" svg:height="0.835cm" svg:x="16.031cm" svg:y="6.256cm">
          <text:p text:style-name="P6"><text:span text:style-name="T2">java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.51cm" svg:height="0.835cm" svg:x="18.38cm" svg:y="6.256cm">
          <text:p text:style-name="P6"><text:span text:style-name="T2">jde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047cm" svg:height="0.835cm" svg:x="4.083cm" svg:y="7.288cm">
          <text:p text:style-name="P6"><text:span text:style-name="T2">jx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2.633cm" svg:height="0.835cm" svg:x="5.309cm" svg:y="7.288cm">
          <text:p text:style-name="P6"><text:span text:style-name="T2">link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306cm" svg:height="0.835cm" svg:x="8.168cm" svg:y="7.288cm">
          <text:p text:style-name="P6"><text:span text:style-name="T2">p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4.574cm" svg:height="0.835cm" svg:x="9.701cm" svg:y="7.288cm">
          <text:p text:style-name="P6"><text:span text:style-name="T2">project-info-re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3.143cm" svg:y="8.318cm">
          <text:p text:style-name="P6"><text:span text:style-name="T2">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94cm" svg:height="0.835cm" svg:x="4.675cm" svg:y="8.318cm">
          <text:p text:style-name="P6"><text:span text:style-name="T2">ant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588cm" svg:height="0.835cm" svg:x="6.82cm" svg:y="8.318cm">
          <text:p text:style-name="P6"><text:span text:style-name="T2">a</text:span><text:span text:style-name="T2">r</text:span><text:span text:style-name="T2">c</text:span><text:span text:style-name="T2">h</text:span><text:span text:style-name="T2">e</text:span><text:span text:style-name="T2">t</text:span><text:span text:style-name="T2">y</text:span><text:span text:style-name="T2">p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588cm" svg:height="0.835cm" svg:x="9.577cm" svg:y="8.318cm">
          <text:p text:style-name="P6"><text:span text:style-name="T2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139cm" svg:height="0.835cm" svg:x="12.334cm" svg:y="8.318cm">
          <text:p text:style-name="P6"><text:span text:style-name="T2">depend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2.247cm" svg:height="0.835cm" svg:x="15.602cm" svg:y="8.318cm">
          <text:p text:style-name="P6"><text:span text:style-name="T2">enfor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8.052cm" svg:y="8.318cm">
          <text:p text:style-name="P6"><text:span text:style-name="T2">gp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9.584cm" svg:y="8.318cm">
          <text:p text:style-name="P6"><text:span text:style-name="T2">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94cm" svg:height="0.835cm" svg:x="3.143cm" svg:y="9.349cm">
          <text:p text:style-name="P6"><text:span text:style-name="T2">invo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2.349cm" svg:height="0.835cm" svg:x="5.288cm" svg:y="9.349cm">
          <text:p text:style-name="P6"><text:span text:style-name="T2">jarsig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2.859cm" svg:height="0.835cm" svg:x="7.841cm" svg:y="9.349cm">
          <text:p text:style-name="P6"><text:span text:style-name="T2">jdeprs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0.904cm" svg:y="9.349cm">
          <text:p text:style-name="P6"><text:span text:style-name="T2">p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2.946cm" svg:y="9.349cm">
          <text:p text:style-name="P6"><text:span text:style-name="T2">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4.478cm" svg:y="9.349cm">
          <text:p text:style-name="P6"><text:span text:style-name="T2">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2.349cm" svg:height="0.835cm" svg:x="16.521cm" svg:y="9.349cm">
          <text:p text:style-name="P6"><text:span text:style-name="T2">re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4.493cm" svg:height="0.835cm" svg:x="3.143cm" svg:y="10.379cm">
          <text:p text:style-name="P6"><text:span text:style-name="T2">remote-re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2.587cm" svg:height="0.835cm" svg:x="7.841cm" svg:y="10.379cm">
          <text:p text:style-name="P6"><text:span text:style-name="T2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328cm" svg:height="0.835cm" svg:x="10.598cm" svg:y="10.379cm">
          <text:p text:style-name="P6"><text:span text:style-name="T2">s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2.968cm" svg:height="0.835cm" svg:x="12.129cm" svg:y="10.379cm">
          <text:p text:style-name="P6"><text:span text:style-name="T2">scm-publ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42cm" svg:height="0.835cm" svg:x="15.295cm" svg:y="10.379cm">
          <text:p text:style-name="P6"><text:span text:style-name="T2">scrip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652cm" svg:height="0.835cm" svg:x="17.542cm" svg:y="10.379cm">
          <text:p text:style-name="P6"><text:span text:style-name="T2">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53cm" svg:height="0.835cm" svg:x="19.38cm" svg:y="10.379cm">
          <text:p text:style-name="P6"><text:span text:style-name="T2">toolcha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245cm" svg:height="0.833cm" svg:x="1.001cm" svg:y="15.018cm">
          <text:p text:style-name="P4"><text:span text:style-name="T1">S</text:span><text:span text:style-name="T1">h</text:span><text:span text:style-name="T1">a</text:span><text:span text:style-name="T1">r</text:span><text:span text:style-name="T1">e</text:span><text:span text:style-name="T1">d</text:span><text:span text:style-name="T1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45cm" svg:height="0.835cm" svg:x="3.243cm" svg:y="15.018cm">
          <text:p text:style-name="P6"><text:span text:style-name="T2">arch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3.88cm" svg:height="0.835cm" svg:x="5.899cm" svg:y="15.018cm">
          <text:p text:style-name="P6"><text:span text:style-name="T2">a</text:span><text:span text:style-name="T2">r</text:span><text:span text:style-name="T2">t</text:span><text:span text:style-name="T2">i</text:span><text:span text:style-name="T2">f</text:span><text:span text:style-name="T2">a</text:span><text:span text:style-name="T2">c</text:span><text:span text:style-name="T2">t</text:span><text:span text:style-name="T2">-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3.88cm" svg:height="0.835cm" svg:x="9.983cm" svg:y="15.018cm">
          <text:p text:style-name="P6"><text:span text:style-name="T2">a</text:span><text:span text:style-name="T2">r</text:span><text:span text:style-name="T2">t</text:span><text:span text:style-name="T2">i</text:span><text:span text:style-name="T2">f</text:span><text:span text:style-name="T2">a</text:span><text:span text:style-name="T2">c</text:span><text:span text:style-name="T2">t</text:span><text:span text:style-name="T2">-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draw:layer="layout" svg:width="3.369cm" svg:height="0.835cm" svg:x="14.067cm" svg:y="15.018cm">
          <text:p text:style-name="P6"><text:span text:style-name="T2">artifact-fil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5.004cm" svg:height="0.835cm" svg:x="3.243cm" svg:y="16.049cm">
          <text:p text:style-name="P6"><text:span text:style-name="T2">dependency-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draw:layer="layout" svg:width="4.391cm" svg:height="0.835cm" svg:x="8.451cm" svg:y="16.049cm">
          <text:p text:style-name="P6"><text:span text:style-name="T2">dependency-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2.859cm" svg:height="0.835cm" svg:x="13.046cm" svg:y="16.049cm">
          <text:p text:style-name="P6"><text:span text:style-name="T2">down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3.041cm" svg:height="0.835cm" svg:x="16.11cm" svg:y="16.049cm">
          <text:p text:style-name="P6"><text:span text:style-name="T2">file-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draw:layer="layout" svg:width="2.145cm" svg:height="0.835cm" svg:x="19.378cm" svg:y="16.049cm">
          <text:p text:style-name="P6"><text:span text:style-name="T2">fil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45cm" svg:height="0.835cm" svg:x="3.243cm" svg:y="17.081cm">
          <text:p text:style-name="P6"><text:span text:style-name="T2">invo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45cm" svg:height="0.835cm" svg:x="5.899cm" svg:y="17.081cm">
          <text:p text:style-name="P6"><text:span text:style-name="T2">jarsig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45cm" svg:height="0.835cm" svg:x="8.554cm" svg:y="17.081cm">
          <text:p text:style-name="P6"><text:span text:style-name="T2">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1.287cm" svg:height="0.835cm" svg:x="11.208cm" svg:y="17.081cm">
          <text:p text:style-name="P6"><text:span text:style-name="T2">osg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7" draw:layer="layout" svg:width="2.94cm" svg:height="0.835cm" svg:x="12.74cm" svg:y="17.081cm">
          <text:p text:style-name="P6"><text:span text:style-name="T2">project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7" draw:layer="layout" svg:width="3.472cm" svg:height="0.835cm" svg:x="3.243cm" svg:y="18.111cm">
          <text:p text:style-name="P6"><text:span text:style-name="T2">report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7" draw:layer="layout" svg:width="3.472cm" svg:height="0.835cm" svg:x="6.92cm" svg:y="18.111cm">
          <text:p text:style-name="P6"><text:span text:style-name="T2">reporting-ex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7" draw:layer="layout" svg:width="3.472cm" svg:height="0.835cm" svg:x="10.596cm" svg:y="18.111cm">
          <text:p text:style-name="P6"><text:span text:style-name="T2">reporting-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draw:layer="layout" svg:width="4.187cm" svg:height="0.835cm" svg:x="14.272cm" svg:y="18.111cm">
          <text:p text:style-name="P6"><text:span text:style-name="T2">repository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draw:layer="layout" svg:width="2.189cm" svg:height="0.835cm" svg:x="18.662cm" svg:y="18.111cm">
          <text:p text:style-name="P6"><text:span text:style-name="T2">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3.983cm" svg:height="0.835cm" svg:x="3.243cm" svg:y="19.142cm">
          <text:p text:style-name="P6"><text:span text:style-name="T2">script-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3.012cm" svg:height="0.835cm" svg:x="7.532cm" svg:y="19.142cm">
          <text:p text:style-name="P6"><text:span text:style-name="T2">incremen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1.021cm" svg:height="0.835cm" svg:x="10.8cm" svg:y="19.142cm">
          <text:p text:style-name="P6"><text:span text:style-name="T2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1.021cm" svg:height="0.835cm" svg:x="12.025cm" svg:y="19.142cm">
          <text:p text:style-name="P6"><text:span text:style-name="T2">j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2.484cm" svg:height="0.835cm" svg:x="13.251cm" svg:y="19.142cm">
          <text:p text:style-name="P6"><text:span text:style-name="T2">re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1.531cm" svg:height="0.835cm" svg:x="15.905cm" svg:y="19.142cm">
          <text:p text:style-name="P6"><text:span text:style-name="T2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7.641cm" svg:y="19.142cm">
          <text:p text:style-name="P6"><text:span text:style-name="T2">ver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838cm" svg:height="0.835cm" svg:x="1.203cm" svg:y="1.092cm">
          <text:p text:style-name="P6"><text:span text:style-name="T2">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3.064cm" svg:height="0.835cm" svg:x="2.731cm" svg:y="12.75cm">
          <text:p text:style-name="P6"><text:span text:style-name="T2">Archety</text:span><text:span text:style-name="T2">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2.349cm" svg:height="0.835cm" svg:x="13.66cm" svg:y="12.75cm">
          <text:p text:style-name="P6"><text:span text:style-name="T2">Inde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5.999cm" svg:y="12.75cm">
          <text:p text:style-name="P6"><text:span text:style-name="T2">Po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8.041cm" svg:y="12.75cm">
          <text:p text:style-name="P6"><text:span text:style-name="T2">Sk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2.349cm" svg:height="0.835cm" svg:x="16.212cm" svg:y="12.75cm">
          <text:p text:style-name="P6"><text:span text:style-name="T2">W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3.268cm" svg:height="0.835cm" svg:x="18.765cm" svg:y="12.75cm">
          <text:p text:style-name="P6"><text:span text:style-name="T2">Plugin tes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0.9cm" svg:y="12.75cm">
          <text:p text:style-name="P6"><text:span text:style-name="T2">Studie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2.349cm" svg:height="0.835cm" svg:x="2.731cm" svg:y="13.782cm">
          <text:p text:style-name="P6"><text:span text:style-name="T2">dist-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2.245cm" svg:height="0.833cm" svg:x="5.692cm" svg:y="13.782cm">
          <text:p text:style-name="P6"><text:span text:style-name="T1">Jenki</text:span><text:span text:style-name="T1">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8.041cm" svg:y="13.782cm">
          <text:p text:style-name="P6"><text:span text:style-name="T2">e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838cm" svg:height="0.835cm" svg:x="10.083cm" svg:y="13.782cm">
          <text:p text:style-name="P6"><text:span text:style-name="T2">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53cm" svg:height="0.835cm" svg:x="3.552cm" svg:y="1.092cm">
          <text:p text:style-name="P6"><text:span text:style-name="T2">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1.838cm" svg:height="0.834cm" svg:x="3.245cm" svg:y="20.688cm">
          <text:p text:style-name="P6"><text:span text:style-name="T2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245cm" svg:height="0.833cm" svg:x="1.001cm" svg:y="20.68cm">
          <text:p text:style-name="P4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3.268cm" svg:height="0.834cm" svg:x="5.39cm" svg:y="20.688cm">
          <text:p text:style-name="P6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3.268cm" svg:height="0.834cm" svg:x="8.862cm" svg:y="20.688cm">
          <text:p text:style-name="P6"><text:span text:style-name="T2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layout" svg:width="2.45cm" svg:height="0.834cm" svg:x="12.334cm" svg:y="20.688cm">
          <text:p text:style-name="P6"><text:span text:style-name="T2">Modell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2.1$Linux_X86_64 LibreOffice_project/10$Build-1</meta:generator>
    <meta:creation-date>2008-12-20T23:12:09</meta:creation-date>
    <dc:date>2018-11-25T18:32:17.893496993</dc:date>
    <meta:editing-cycles>76</meta:editing-cycles>
    <meta:editing-duration>PT17H11M41S</meta:editing-duration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